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22483" officeooo:paragraph-rsid="00122483"/>
    </style:style>
    <style:style style:name="P2" style:family="paragraph" style:parent-style-name="Standard">
      <style:text-properties officeooo:rsid="0013b6fc" officeooo:paragraph-rsid="0013b6fc"/>
    </style:style>
    <style:style style:name="P3" style:family="paragraph" style:parent-style-name="Standard">
      <style:text-properties officeooo:rsid="001455fc" officeooo:paragraph-rsid="001455fc"/>
    </style:style>
    <style:style style:name="P4" style:family="paragraph" style:parent-style-name="Text_20_body">
      <style:text-properties officeooo:rsid="001455fc" officeooo:paragraph-rsid="001455fc"/>
    </style:style>
    <style:style style:name="P5" style:family="paragraph" style:parent-style-name="Text_20_body">
      <style:text-properties officeooo:rsid="001d3907" officeooo:paragraph-rsid="0015fb31"/>
    </style:style>
    <style:style style:name="P6" style:family="paragraph" style:parent-style-name="Text_20_body">
      <style:text-properties officeooo:rsid="0015fb31" officeooo:paragraph-rsid="0015fb31"/>
    </style:style>
    <style:style style:name="P7" style:family="paragraph" style:parent-style-name="Text_20_body">
      <style:text-properties officeooo:rsid="001a8854" officeooo:paragraph-rsid="001a8854"/>
    </style:style>
    <style:style style:name="P8" style:family="paragraph" style:parent-style-name="Text_20_body">
      <style:text-properties officeooo:rsid="00192b54" officeooo:paragraph-rsid="001a8854"/>
    </style:style>
    <style:style style:name="P9" style:family="paragraph" style:parent-style-name="Heading_20_2">
      <style:text-properties officeooo:rsid="00122483" officeooo:paragraph-rsid="00122483"/>
    </style:style>
    <style:style style:name="P10" style:family="paragraph" style:parent-style-name="Heading_20_2">
      <style:text-properties officeooo:rsid="000e3b7c" officeooo:paragraph-rsid="00122483"/>
    </style:style>
    <style:style style:name="P11" style:family="paragraph" style:parent-style-name="Heading_20_2">
      <style:text-properties officeooo:rsid="001abcb5" officeooo:paragraph-rsid="001abcb5"/>
    </style:style>
    <style:style style:name="P12" style:family="paragraph" style:parent-style-name="Standard">
      <style:paragraph-properties fo:margin-top="0cm" fo:margin-bottom="0.499cm" style:contextual-spacing="false"/>
    </style:style>
    <style:style style:name="P13" style:family="paragraph" style:parent-style-name="Standard">
      <style:text-properties officeooo:paragraph-rsid="00222bb0"/>
    </style:style>
    <style:style style:name="P14" style:family="paragraph" style:parent-style-name="Text_20_body" style:list-style-name="L1">
      <style:text-properties officeooo:rsid="001d3907" officeooo:paragraph-rsid="0015fb31"/>
    </style:style>
    <style:style style:name="P15" style:family="paragraph" style:parent-style-name="Text_20_body" style:list-style-name="L1">
      <style:text-properties officeooo:rsid="001d3907" officeooo:paragraph-rsid="00171f3b"/>
    </style:style>
    <style:style style:name="P16" style:family="paragraph" style:parent-style-name="Text_20_body" style:list-style-name="L1">
      <style:text-properties officeooo:rsid="001f1649" officeooo:paragraph-rsid="0015fb31"/>
    </style:style>
    <style:style style:name="P17" style:family="paragraph" style:parent-style-name="Text_20_body" style:list-style-name="L1">
      <style:text-properties officeooo:rsid="0015fb31" officeooo:paragraph-rsid="0015fb31"/>
    </style:style>
    <style:style style:name="P18" style:family="paragraph" style:parent-style-name="Text_20_body" style:list-style-name="L1">
      <style:text-properties officeooo:rsid="00171f3b" officeooo:paragraph-rsid="00171f3b"/>
    </style:style>
    <style:style style:name="P19" style:family="paragraph" style:parent-style-name="Text_20_body" style:list-style-name="L1">
      <style:text-properties officeooo:rsid="001fda82" officeooo:paragraph-rsid="0015fb31"/>
    </style:style>
    <style:style style:name="P20" style:family="paragraph" style:parent-style-name="Text_20_body" style:list-style-name="L1">
      <style:text-properties officeooo:rsid="001872f5" officeooo:paragraph-rsid="001872f5"/>
    </style:style>
    <style:style style:name="P21" style:family="paragraph" style:parent-style-name="Text_20_body" style:list-style-name="L1">
      <style:text-properties officeooo:rsid="00214984" officeooo:paragraph-rsid="0015fb31"/>
    </style:style>
    <style:style style:name="P22" style:family="paragraph" style:parent-style-name="Text_20_body" style:list-style-name="L2">
      <style:text-properties officeooo:rsid="00192b54" officeooo:paragraph-rsid="001a8854"/>
    </style:style>
    <style:style style:name="P23" style:family="paragraph" style:parent-style-name="Text_20_body" style:list-style-name="L2">
      <style:text-properties officeooo:rsid="001a8854" officeooo:paragraph-rsid="001a8854"/>
    </style:style>
    <style:style style:name="P24" style:family="paragraph" style:parent-style-name="Text_20_body">
      <style:text-properties officeooo:paragraph-rsid="001abcb5"/>
    </style:style>
    <style:style style:name="T1" style:family="text">
      <style:text-properties officeooo:rsid="0013b6fc"/>
    </style:style>
    <style:style style:name="T2" style:family="text">
      <style:text-properties officeooo:rsid="001455fc"/>
    </style:style>
    <style:style style:name="T3" style:family="text">
      <style:text-properties officeooo:rsid="001f1649"/>
    </style:style>
    <style:style style:name="T4" style:family="text">
      <style:text-properties officeooo:rsid="0015fb31"/>
    </style:style>
    <style:style style:name="T5" style:family="text">
      <style:text-properties officeooo:rsid="00171f3b"/>
    </style:style>
    <style:style style:name="T6" style:family="text">
      <style:text-properties officeooo:rsid="00188a64"/>
    </style:style>
    <style:style style:name="T7" style:family="text">
      <style:text-properties officeooo:rsid="001a8854"/>
    </style:style>
    <style:style style:name="T8" style:family="text">
      <style:text-properties officeooo:rsid="001a2d2c"/>
    </style:style>
    <style:style style:name="T9" style:family="text">
      <style:text-properties officeooo:rsid="001abcb5"/>
    </style:style>
    <style:style style:name="T10" style:family="text">
      <style:text-properties officeooo:rsid="001beb2e"/>
    </style:style>
    <style:style style:name="T11" style:family="text">
      <style:text-properties officeooo:rsid="001db1de"/>
    </style:style>
    <style:style style:name="T12" style:family="text">
      <style:text-properties officeooo:rsid="001f41f9"/>
    </style:style>
    <style:style style:name="T13" style:family="text">
      <style:text-properties officeooo:rsid="001f551f"/>
    </style:style>
    <style:style style:name="T14" style:family="text">
      <style:text-properties fo:font-weight="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is section will lay out and explain the high level design of the system. </text:p>
      <text:p text:style-name="P2"/>
      <text:p text:style-name="P2">The solution to this project is a web-app, as per the client requirements, that designed to be released open-source, for the client to host and manage themselves. It is developed according to the clients requirements, but is designed to be used by any small-scale sailing club in a similar position, and so is not unique to the client.</text:p>
      <text:p text:style-name="P2"/>
      <text:p text:style-name="Standard"><text:span text:style-name="T1">This is because the project is unlikely to have any long term support after it is completed, so hosting and managing on behalf of the client is not an option. The Web-app will be designed to be simple to host, but inevitably will still require at least one skilled person to host it. This fits with the requirements of Castle Semple Sailing Club as, although most members do not have sufficient computer skills, the main con</text:span>tact, <text:span text:style-name="T2">D</text:span>r Simon Rogers, <text:span text:style-name="T2">does. Once the Web-app is deployed and running, is it designed to be clear, and simple to use such that any club member without high computer skills can use it without difficulty.</text:span></text:p>
      <text:h text:style-name="Heading_20_1" text:outline-level="1">The design</text:h>
      <text:h text:style-name="P9" text:outline-level="2">Database</text:h>
      <text:p text:style-name="P6">The first step in the design is to design a database to store all the necessity information about series races, sailors and boats.</text:p>
      <text:p text:style-name="P4">ERD</text:p>
      <text:p text:style-name="P5">Figure 1 shows <text:span text:style-name="T4">an</text:span> entity relationship diagram <text:span text:style-name="T4">of the database</text:span>. The tables are as follows:</text:p>
      <text:list xml:id="list4090327273" text:style-name="L1">
        <text:list-item>
          <text:p text:style-name="P14">Series <text:span text:style-name="T4">represents a series of races.</text:span></text:p>
          <text:list>
            <text:list-item>
              <text:p text:style-name="P16">The name attribute represents the user-entered name of the series. It is up to the user to know which is which in the case of non-unique names</text:p>
            </text:list-item>
            <text:list-item>
              <text:p text:style-name="P16">The ongoing attribute represents if the series id still in progress. This should only effect the displaying of the series data.</text:p>
            </text:list-item>
            <text:list-item>
              <text:p text:style-name="P17">The DNC score attribute (Did not compete) defines the penalty score for not competing in the series. As this is defined per series, it means that different series can have different values for this and the other penalty score attributes, increasing the flexibility of the software.</text:p>
            </text:list-item>
            <text:list-item>
              <text:p text:style-name="P17">The SO score attribute (Shore officer) defines the penalty score for being a shore officer in a race</text:p>
            </text:list-item>
            <text:list-item>
              <text:p text:style-name="P17">The DNF score attribute (Did not finish) defines the penalty score for starting, but not finishing a race</text:p>
            </text:list-item>
            <text:list-item>
              <text:p text:style-name="P17">The discount ratio attribute defines how many races must be competed in for a race score to be discounted. It is saved as a string in the form “N:D” per N races, discount D races.</text:p>
            </text:list-item>
          </text:list>
        </text:list-item>
        <text:list-item>
          <text:p text:style-name="P15">Race <text:span text:style-name="T4">represents different races</text:span>. It is connected to Series by a many to one relationship, <text:span text:style-name="T4">so that a series can contain multiple races, and a race can be in one series. </text:span><text:span text:style-name="T3">he attributes of race are quite self explanatory, </text:span><text:span text:style-name="T5">apart form the completed attribute, This is</text:span><text:span text:style-name="T3"> similar to the </text:span><text:span text:style-name="T4">completed</text:span><text:span text:style-name="T3"> attribute in series, representing if a race has had all its results inputted. </text:span><text:span text:style-name="T4">Only races </text:span><text:soft-page-break/><text:span text:style-name="T4">that are completed are counted towards scoring.</text:span></text:p>
        </text:list-item>
        <text:list-item>
          <text:p text:style-name="P15">Sailor represents sailors. A sailor is unique to each series. This is to remove the need to an overall list of all sailors who have every been in a race, <text:span text:style-name="T5">and the need to manage this list and keep it up to date</text:span>. Sailors can be considered on a series by series basis. It also removes all coupling between <text:span text:style-name="T5">the </text:span>series and <text:span text:style-name="T5">Sailor tables, so t</text:span>he user can start a new series and not have to worry about any previous data. <text:span text:style-name="T5">Because</text:span> sailors need to be manually entered into each series anyway, <text:span text:style-name="T5">Having sailors be unique to each series </text:span>shouldn’t require much more effort on the user’s part.</text:p>
        </text:list-item>
        <text:list-item>
          <text:p text:style-name="P18">Boat represents all the boats that can be sailed in a race, along with their Portsmouth Yardstick handicap numbers.</text:p>
        </text:list-item>
        <text:list-item>
          <text:p text:style-name="P16">Race entry represents a sailors entry in a race. It has a composite primary key made <text:span text:style-name="T5">u</text:span>p of the Sailor_id and race_id attributes, as a race entry is a specific sailor i<text:span text:style-name="T5">n</text:span> a specific race.</text:p>
          <text:list>
            <text:list-item>
              <text:p text:style-name="P19">The boat attribute contains the boat that sailor is racing in in that race. Sailors can be in <text:span text:style-name="T5">in different boats in different races</text:span>. <text:span text:style-name="T5">This ensures that sailors can only sail in specified boats. It is set to null when a new entry in the table is made.</text:span></text:p>
            </text:list-item>
            <text:list-item>
              <text:p text:style-name="P20">The Race handicap represents the Portsmouth Yardstick <text:span text:style-name="T6">(PY)</text:span> handicap number of the boat at the time of this race. It is co<text:span text:style-name="T6">pied </text:span>from the <text:span text:style-name="T6">B</text:span>oat table <text:span text:style-name="T6">when the boat is selected. This is done so if the PY number is updated in the future, it does not effect previous races, which will still use the original number stored here.</text:span></text:p>
            </text:list-item>
            <text:list-item>
              <text:p text:style-name="P19">The time attribute contains the time the sailor took to complete the race <text:span text:style-name="T6">in seconds.</text:span> It <text:span text:style-name="T6">has a default values of 0 when the race is created, which represents a sailor hat did not compete in the race.</text:span></text:p>
            </text:list-item>
            <text:list-item>
              <text:p text:style-name="P19">The shore officer and did not finish attributes indicates reasons why the sailor did not compete in the race that effect score calculation. <text:span text:style-name="T6">They have a default value of false on creation.</text:span></text:p>
            </text:list-item>
            <text:list-item>
              <text:p text:style-name="P21">It is assumed that every sailor in a series has a race entry for every race in that series. This will be enforced when new sailors and races are created. <text:span text:style-name="T6">There is not attribute for score, as that will be calculated on the fly whenever it is accessed. This removes the possibility of a mismatch between the real score, and the score stored here.</text:span></text:p>
            </text:list-item>
          </text:list>
        </text:list-item>
      </text:list>
      <text:h text:style-name="P9" text:outline-level="2">Site map</text:h>
      <text:p text:style-name="P4">Site Map</text:p>
      <text:p text:style-name="P4">site map explination</text:p>
      <text:h text:style-name="P10" text:outline-level="2">non admin view</text:h>
      <text:p text:style-name="P7">Leaderbord/index</text:p>
      <text:p text:style-name="P7">The first page a user sees upon opening the web-app is the leader-board page. This shows a summary of the ongoing series, and lists past series. Figure X shows a wire frame, showing the design of the page.</text:p>
      <text:p text:style-name="P8"><text:soft-page-break/>Series with the <text:span text:style-name="T7">competed</text:span> flag set to <text:span text:style-name="T7">false</text:span> in the database, representing the series that sailors are currently competing in, are displayed first. The leaderboard for each series is <text:span text:style-name="T7">shown with them</text:span>.</text:p>
      <text:list xml:id="list697259724" text:style-name="L2">
        <text:list-item>
          <text:p text:style-name="P22">There can be any number of series, as a club may have multiple happening simultaneously, but it is assumed there will be few of them, and so they can all be displayed properly on the same page</text:p>
        </text:list-item>
        <text:list-item>
          <text:p text:style-name="P22">The total score for each sailor in the Leaderboard is not stored in the database, but is calculated from all the scores of all the races in the series. Although this results in more repeated computation on the sever, it removes the possibility of miss-matches between the total score shown and the real score, making adding and updating scores simpler.</text:p>
        </text:list-item>
        <text:list-item>
          <text:p text:style-name="P23">Each entry contains a link to a results page, showing more detail about the results of the races, including the results of individual races.</text:p>
        </text:list-item>
      </text:list>
      <text:p text:style-name="P8">In the next section of the page shows the series that have been completed, and a winner declared. The results for these are not as important, so they are hidden separate pages, assessed via <text:span text:style-name="T8">links displayed on this page. This reduces clutter while still keeping the information easily accessible to users.</text:span></text:p>
      <text:p text:style-name="P8"/>
      <text:p text:style-name="P7">Current and old Series results pages.</text:p>
      <text:p text:style-name="P7">These pages show more detail about a specific series. They show the overall series leader-board, and a table for each race that race’s results. Figure X is a wireframe showing the design:</text:p>
      <text:p text:style-name="P7">Embedded Leaderboard</text:p>
      <text:p text:style-name="P7">This page was not in the original design, but was added in later to for-fill the requirement in the <text:span text:style-name="T9">c</text:span>ould have section of the user stories <text:span text:style-name="T9">that:</text:span> “A user can embed the leader board of a series in another website to share results easier”. <text:span text:style-name="T9">The page simply displays the leader-board of a given series, and a user can link this page in their own website to embed the leader-board in it.</text:span></text:p>
      <text:p text:style-name="P7"/>
      <text:h text:style-name="Heading_20_2" text:outline-level="2">Admin view</text:h>
      <text:p text:style-name="P1">Wire frames</text:p>
      <text:p text:style-name="P1">description</text:p>
      <text:h text:style-name="P11" text:outline-level="2">Scoreing</text:h>
      <text:p text:style-name="P24"/>
      <text:p text:style-name="P24"/>
      <text:p text:style-name="P24"/>
      <text:p text:style-name="P24"/>
      <text:p text:style-name="P24"/>
      <text:p text:style-name="P24"/>
      <text:p text:style-name="P24"><text:soft-page-break/>Thank you for taking the time to review Sailing Race Manager.<text:line-break/>Sailing Race Manager is a<text:span text:style-name="T10">n</text:span> online application designed to help manage and score races at sailing clubs.<text:line-break/><text:line-break/>You can assess the application by clicking on the following link:<text:line-break/>http://srm-dev.eu-west-2.elasticbeanstalk.com/<text:line-break/><text:line-break/>The next few pages will guide you though the application and ask you a few simple questions on what you think of it. The whole process should not take too long.<text:line-break/><text:line-break/>By participating in this survey, you are consenting to have your responses recorded anonymously, and used in my Dissertation for a <text:span text:style-name="T10">Bachelors</text:span> degree in computing science at the <text:span text:style-name="T11">U</text:span>niversity of Glasgow.<text:line-break/><text:line-break/>If you have any questions, or wish to withdraw your consent <text:span text:style-name="T11">at any time</text:span>, feel free to email me at the following address:<text:line-break/>2464927p@Student.gla.ac.uk<text:line-break/><text:line-break/>I thank you again for responding to this survey.<text:line-break/><text:line-break/>Please open up the application with the link above, and press the next button at the bottom of the page to continue. </text:p>
      <text:p text:style-name="P24"/>
      <text:p text:style-name="P24">Imagen you are Bob, wanting to know what position are are in in the 2022 Series. Please Rate how clear and useable the page is on a scale on 1-5, with 1 being unusable, and 5 being very clear and useable. </text:p>
      <text:p text:style-name="P24"/>
      <text:p text:style-name="P24">Here you can add races and sailors to the Series, and edit their details.<text:line-break/><text:line-break/>At the top of the page, you can change some options for the entire series, such as penalty scores, and the discount ratio.<text:line-break/><text:line-break/>Discount ratio discounts some of the sailor's lowest scores from the total. For example, a ratio of 5:2 means for every 5 races, discount the 2 races with the worst score for each sailor.<text:line-break/><text:line-break/>You can edit any item in the tables by double clicking on it. You can delete a sailor or a series by clicking on the "X" in each row.<text:line-break/><text:line-break/>Click the "update Leader Board button to see your changes updated in the Leader Board.<text:line-break/><text:line-break/>Please try adding a new race, changing the date, or entering a new sailing into the series, and answer the questions bellow<text:line-break/><text:line-break/>Please note that any changes you make make be seen by others. </text:p>
      <text:p text:style-name="P24"><text:soft-page-break/></text:p>
      <text:p text:style-name="P24">Now, click the "Admin login" at the top of the page, and log in with the password "Admin"<text:line-break/><text:line-break/>You are now in the section of the application where, if you are organising a race, you can input the results of the race into the system.<text:line-break/><text:line-break/>Please click on the 202 Series, listed under "Current Series" to edit it. You should be greeted with a page like the one bellow: <text:s/></text:p>
      <text:p text:style-name="P24"/>
      <text:p text:style-name="P24"/>
      <text:p text:style-name="P24">Next, please click the edit races button "✎" on any of the races. You should be greeted with a page like the following: </text:p>
      <text:p text:style-name="P24"/>
      <text:p text:style-name="P24">This is the most important section of the application, where you can enter the results for a race.<text:line-break/><text:line-break/>The Entries in this table are created automaticity from the sailors and series in the previous section.<text:line-break/><text:line-break/>As before, double click on an item to edit it.<text:line-break/><text:line-break/>You can enter the raw time the sailor took to complete the race in minutes and seconds, and the "corrected time" column will be updated with the time that has been corrected with the Portsmouth Yardstick handicap number of the selected boat, which is shown in the handicap column.<text:line-break/><text:line-break/>Try editing some of the values, or enter some values for the new sailors you may have added in the previous section, and answer the questions bellow. </text:p>
      <text:p text:style-name="P24"/>
      <text:p text:style-name="P24">Thank you for completing this survey. Your feedback will be very helpful in developing this application, and in my Dissertation. </text:p>
      <text:p text:style-name="P24">If you have any other thoughts or suggestions, fell free to leave them in the box bellow </text:p>
      <text:p text:style-name="P24"/>
      <text:p text:style-name="P24"/>
      <text:p text:style-name="P24">Thank you for taking the time to review Sailing Race Manager.<text:line-break/>Sailing Race Manager is an online application designed to help manage and score races at sailing clubs.<text:line-break/><text:line-break/>You can access the application by clicking on the following link:<text:line-break/><text:a xlink:type="simple" xlink:href="http://srm-dev.eu-west-2.elasticbeanstalk.com/" office:target-frame-name="_blank" xlink:show="new" text:style-name="Internet_20_link" text:visited-style-name="Visited_20_Internet_20_Link">http://srm-dev.eu-west-2.elasticbeanstalk.com/</text:a><text:line-break/><text:line-break/>This link will be shown on each page in case you close the application.<text:line-break/><text:line-break/><text:soft-page-break/>The next few pages will guide you though the application and ask you a few simple questions on what you think of it. The whole process should not take too long.<text:line-break/><text:line-break/>By participating in this survey, you are consenting to have your responses recorded anonymously, and used in my Dissertation for a Bachelors degree in computing science at the University of Glasgow.<text:line-break/><text:line-break/>If you have any questions, or wish to withdraw your consent at any time, feel free to email me, Hamish Philip, at the following address:<text:line-break/>2464927p@Student.gla.ac.uk<text:line-break/><text:line-break/>Some of the functionality, such as changing the admin password, and deleteing whole series, have been disabled for the purpose of this reivew, but do exist in the real system.<text:line-break/><text:line-break/>I thank you again for responding to this survey.<text:line-break/><text:line-break/>Please open up the application with the link above, and press the next button at the bottom of the page to continue. </text:p>
      <text:p text:style-name="P24"/>
      <text:p text:style-name="P13">Thank you for taking the time to review Sailing Race Manager.</text:p>
      <text:p text:style-name="Standard"/>
      <text:p text:style-name="P12">Sailing Race Manager is an online application designed to help manage and score dingy races at sailing clubs, using the Portsmouth Yarstick handicap system.<text:line-break/><text:line-break/>You can access the application by clicking on the following link:<text:line-break/><text:a xlink:type="simple" xlink:href="http://srm-dev.eu-west-2.elasticbeanstalk.com/" text:style-name="Internet_20_link" text:visited-style-name="Visited_20_Internet_20_Link">http://srm-dev.eu-west-2.elasticbeanstalk.com/</text:a><text:line-break/><text:line-break/>The servey will will guide you though the application and ask you a few simple questions on what you think of it. The whole process should not take too long. <text:line-break/><text:line-break/>By participating in this survey, you are consenting to have your responses recorded anonymously, and used in my Dissertation for a Bachelors degree in computing science at the University of Glasgow.<text:line-break/><text:line-break/>If you have any questions, or wish to withdraw your consent at any time, feel free to email me, Hamish Philip, at the following address:<text:line-break/>2464927p@Student.gla.ac.uk<text:line-break/><text:line-break/>Some of the functionality, such as changing the admin password, and deleteing whole series, have been disabled for the purpose of this reivew, but do exist in the real system.</text:p>
      <text:p text:style-name="Standard">Please note sighing into google is <text:span text:style-name="T14">not required</text:span> to compleate the survey</text:p>
      <text:p text:style-name="Standard"/>
      <text:p text:style-name="Standard">I thank you again for responding.</text:p>
      <text:p text:style-name="P13"><text:line-break/>Please open up the application with the link above, and click next to continue continue <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3-21T18:46:17.115000000</dc:date>
    <meta:editing-duration>PT6H43M59S</meta:editing-duration>
    <meta:editing-cycles>6</meta:editing-cycles>
    <meta:generator>LibreOffice/7.2.4.1$Windows_X86_64 LibreOffice_project/27d75539669ac387bb498e35313b970b7fe9c4f9</meta:generator>
    <meta:document-statistic meta:table-count="0" meta:image-count="0" meta:object-count="0" meta:page-count="6" meta:paragraph-count="57" meta:word-count="2257" meta:character-count="12783" meta:non-whitespace-character-count="10556"/>
  </office:meta>
</office:document-meta>
</file>